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L1"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ff420e"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SHPO-GIS-Database</text:p>
      <text:list xml:id="list32579053" text:style-name="L1">
        <text:list-item>
          <text:p text:style-name="P3">Database [name: SHPO_Business]</text:p>
          <text:list>
            <text:list-item>
              <text:p text:style-name="P3">Table [name: <text:span text:style-name="T2">Application_Site_Name</text:span>]</text:p>
            </text:list-item>
            <text:list-item>
              <text:p text:style-name="P3">Table [name: <text:span text:style-name="T2">Application_Properties</text:span>]</text:p>
              <text:list>
                <text:list-item>
                  <text:p text:style-name="P3"/>
                </text:list-item>
                <text:list-item>
                  <text:p text:style-name="P3">Control [name:ap_historic_name] <text:s/>[visible: true] [width:25][height:1][showon:create,update,read]</text:p>
                  <text:list>
                    <text:list-item>
                      <text:p text:style-name="P3">[definition: the historic name of the property]</text:p>
                    </text:list-item>
                    <text:list-item>
                      <text:p text:style-name="P3">UI[prompt: What is the Historic name of the property?][title:Historic Name] [type:textbox]</text:p>
                    </text:list-item>
                    <text:list-item>
                      <text:p text:style-name="P3">Instruction [text: Properties are know by many names over time.]</text:p>
                    </text:list-item>
                    <text:list-item>
                      <text:p text:style-name="P3">Validation [type: character][required:false][validate:yes]</text:p>
                    </text:list-item>
                    <text:list-item>
                      <text:p text:style-name="P3">Column [type:character][size:256][format:A-Z,a-z,0-9]</text:p>
                    </text:list-item>
                  </text:list>
                </text:list-item>
                <text:list-item>
                  <text:p text:style-name="P3">Control [name:ap_name] <text:s/>[visible: true] [width:25][height:1][showon:create,update,read][sample:Big Old Building]</text:p>
                  <text:list>
                    <text:list-item>
                      <text:p text:style-name="P3">[definition: the complete full name of the property]</text:p>
                    </text:list-item>
                    <text:list-item>
                      <text:p text:style-name="P3">UI[prompt: What is the Historic name of the property?][title:Property Name] [type:textbox]</text:p>
                    </text:list-item>
                    <text:list-item>
                      <text:p text:style-name="P3">Instruction [text: Please fill in your complete property name.]</text:p>
                    </text:list-item>
                    <text:list-item>
                      <text:p text:style-name="P3">Validation [type: character][required:true][validate:yes]</text:p>
                    </text:list-item>
                    <text:list-item>
                      <text:p text:style-name="P3">Column [type:character][size:256][format:A-Z,a-z,0-9]</text:p>
                    </text:list-item>
                  </text:list>
                </text:list-item>
                <text:list-item>
                  <text:p text:style-name="P3">Control [name:ap_street] <text:s/>[visible: true] [width:25][height:1][showon:create,update,read]</text:p>
                  <text:list>
                    <text:list-item>
                      <text:p text:style-name="P3">[definition: the complete street number and name.]</text:p>
                    </text:list-item>
                    <text:list-item>
                      <text:p text:style-name="P3">UI[prompt: Property street Address][title: Street] [type:textbox]</text:p>
                    </text:list-item>
                    <text:list-item>
                      <text:p text:style-name="P3">Instruction [text: Please fill in the complete street name. No post office boxes.]</text:p>
                    </text:list-item>
                    <text:list-item>
                      <text:p text:style-name="P3">Validation [type: character][required:true][validate:yes]</text:p>
                    </text:list-item>
                    <text:list-item>
                      <text:p text:style-name="P3">Column [type:character][size:256][format:A-Z,a-z,0-9]</text:p>
                    </text:list-item>
                  </text:list>
                </text:list-item>
                <text:list-item>
                  <text:p text:style-name="P3">Control [name:ap_municipality] <text:s/>[visible: true] [width:25][height:1][showon:create,update,read]</text:p>
                  <text:list>
                    <text:list-item>
                      <text:p text:style-name="P3">[definition: the current municipality ]</text:p>
                    </text:list-item>
                    <text:list-item>
                      <text:p text:style-name="P3">UI[prompt: Municiple Unit][title:Municipality] [type:textbox]</text:p>
                    </text:list-item>
                    <text:list-item>
                      <text:p text:style-name="P3">Instruction [text: Please fill in the complete municipality name. <text:s/>No abbreviations]</text:p>
                    </text:list-item>
                    <text:list-item>
                      <text:p text:style-name="P3">Validation [type: character][required:true][validate:yes]</text:p>
                    </text:list-item>
                    <text:list-item>
                      <text:p text:style-name="P3">Column [type:character][size:256][format:A-Z,a-z,0-9]</text:p>
                    </text:list-item>
                  </text:list>
                </text:list-item>
                <text:list-item>
                  <text:p text:style-name="P3">Control [name:ap_state] <text:s/>[visible: true] [width:25][height:1][showon:create,update,read][default:MI]</text:p>
                  <text:list>
                    <text:list-item>
                      <text:p text:style-name="P3">[definition: the state where the property is located. ]</text:p>
                    </text:list-item>
                    <text:list-item>
                      <text:p text:style-name="P3">UI[prompt: State][title:State] [type:textbox]</text:p>
                    </text:list-item>
                    <text:list-item>
                      <text:p text:style-name="P3">Instruction [text: State abbreviations]</text:p>
                    </text:list-item>
                    <text:list-item>
                      <text:p text:style-name="P3">Validation [type: character][required:true][validate:yes]</text:p>
                    </text:list-item>
                    <text:list-item>
                      <text:p text:style-name="P2"><text:span text:style-name="T1">Column [type:character][size:2][format:A-Z,a-z,0-9][default:MI]</text:span></text:p>
                    </text:list-item>
                  </text:list>
                </text:list-item>
                <text:list-item>
                  <text:p text:style-name="P3">Control [name:ap_postalcode] <text:s/>[visible: true] [width:10][height:1][showon:create,update,read]</text:p>
                  <text:list>
                    <text:list-item>
                      <text:p text:style-name="P3">[definition: Postal code for the property. ]</text:p>
                    </text:list-item>
                    <text:list-item>
                      <text:p text:style-name="P3">UI[prompt: Postal Code][title:State] [type:textbox]</text:p>
                    </text:list-item>
                    <text:list-item>
                      <text:p text:style-name="P3"><text:soft-page-break/>Instruction [text: Postal code for the property]</text:p>
                    </text:list-item>
                    <text:list-item>
                      <text:p text:style-name="P3">Validation [type: character][required:true][validate:yes]</text:p>
                    </text:list-item>
                    <text:list-item>
                      <text:p text:style-name="P3">Column [type:character][size:10][format:]</text:p>
                    </text:list-item>
                  </text:list>
                </text:list-item>
                <text:list-item>
                  <text:p text:style-name="P3">Control [name:ap_county] <text:s/>[visible: true] [width:25][height:1][showon:create,update,read]</text:p>
                  <text:list>
                    <text:list-item>
                      <text:p text:style-name="P3">[definition: County Name. ]</text:p>
                    </text:list-item>
                    <text:list-item>
                      <text:p text:style-name="P3">UI[prompt: County][title:County] [type:textbox]</text:p>
                    </text:list-item>
                    <text:list-item>
                      <text:p text:style-name="P3">Instruction [text: County]</text:p>
                    </text:list-item>
                    <text:list-item>
                      <text:p text:style-name="P3">Validation [type: character][required:true][validate:yes]</text:p>
                    </text:list-item>
                    <text:list-item>
                      <text:p text:style-name="P3">Column [type:character][size:150][format:]</text:p>
                    </text:list-item>
                  </text:list>
                </text:list-item>
                <text:list-item>
                  <text:p text:style-name="P3">Control [name:ap_georesult] <text:s/>[visible: true] [width:15][height:1][showon:read]</text:p>
                  <text:list>
                    <text:list-item>
                      <text:p text:style-name="P4"><text:span text:style-name="T3">[definition: Address Validation Code </text:span>The code indicates the success or failure of the geocoding operation as well as conveys information about the quality of the match.]</text:p>
                    </text:list-item>
                    <text:list-item>
                      <text:p text:style-name="P2"><text:span text:style-name="T1">UI[prompt: Address Validation Code[title:Address Validation Code] [type:textbox]</text:span></text:p>
                    </text:list-item>
                    <text:list-item>
                      <text:p text:style-name="P3">Instruction [text: Address Validation Code]</text:p>
                    </text:list-item>
                    <text:list-item>
                      <text:p text:style-name="P3">Validation [type: character][required:true][validate:yes]</text:p>
                    </text:list-item>
                    <text:list-item>
                      <text:p text:style-name="P2"><text:span text:style-name="T1">Column [type:character][size:10][format:][default:N]</text:span></text:p>
                    </text:list-item>
                  </text:list>
                </text:list-item>
                <text:list-item>
                  <text:p text:style-name="P3"/>
                  <text:list>
                    <text:list-header>
                      <text:p text:style-name="P3"/>
                    </text:list-header>
                  </text:list>
                </text:list-item>
                <text:list-item>
                  <text:p text:style-name="P3">Control [name:ap_insertdate] [visible:true]</text:p>
                  <text:list>
                    <text:list-item>
                      <text:p text:style-name="P3">[definition: Insert date is the date the record was inserted ]</text:p>
                    </text:list-item>
                    <text:list-item>
                      <text:p text:style-name="P2"><text:span text:style-name="T1">Column [type: datetimestamp][size:8][format: ][default: system-date]</text:span></text:p>
                    </text:list-item>
                    <text:list-item>
                      <text:p text:style-name="P3">UI [prompt:Created][title:Created][type:label][format:MM/DD/YYYY:HH:MM:SS]</text:p>
                    </text:list-item>
                    <text:list-item>
                      <text:p text:style-name="P3">Validation [type: datetime][validate:false]</text:p>
                    </text:list-item>
                    <text:list-item>
                      <text:p text:style-name="P3">Instruction [text: <text:s/>]</text:p>
                    </text:list-item>
                  </text:list>
                </text:list-item>
                <text:list-item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3H43M59S</meta:editing-duration>
    <meta:editing-cycles>95</meta:editing-cycles>
    <meta:generator>OpenOffice.org/3.3$Win32 OpenOffice.org_project/330m20$Build-9567</meta:generator>
    <dc:date>2012-01-11T13:47:23.24</dc:date>
    <dc:creator>James Wilfong</dc:creator>
    <meta:document-statistic meta:table-count="0" meta:image-count="0" meta:object-count="0" meta:page-count="2" meta:paragraph-count="58" meta:word-count="361" meta:character-count="3998"/>
    <meta:user-defined meta:name="Info 1"/>
    <meta:user-defined meta:name="Info 2"/>
    <meta:user-defined meta:name="Info 3"/>
    <meta:user-defined meta:name="Info 4"/>
  </office:meta>
</office:document-meta>
</file>